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2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8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0.5" calcext:value-type="float">
            <text:p>0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8" table:formula="of:=[.D11]*[.D5]" office:value-type="float" office:value="1.6" calcext:value-type="float">
            <text:p>1.6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4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28" calcext:value-type="float">
            <text:p>428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200" calcext:value-type="float">
            <text:p>20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2:42:09.774507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6-06-25T12:56:57.320224667</dc:date>
    <meta:editing-duration>PT23H52M21S</meta:editing-duration>
    <meta:editing-cycles>9</meta:editing-cycles>
    <meta:generator>LibreOffice/5.1.3.2$Linux_X86_64 LibreOffice_project/10m0$Build-2</meta:generator>
    <meta:document-statistic meta:table-count="1" meta:cell-count="137" meta:object-count="0"/>
  </office:meta>
</office:document-meta>
</file>